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 style:font-pitch="variable"/>
    <style:font-face style:name="Arial1" svg:font-family="Arial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ff9999" draw:textarea-horizontal-align="justify" draw:textarea-vertical-align="middle" draw:auto-grow-height="false" fo:min-height="20.324cm" fo:min-width="26.738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5cm" fo:min-width="19.2cm" fo:padding-top="0cm" fo:padding-bottom="0cm" fo:padding-left="0cm" fo:padding-right="0cm" fo:wrap-option="wrap" draw:shadow-color="#808080" draw:shadow-opacity="75%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 draw:shadow-opacity="75%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5cm" fo:min-width="19.2cm" fo:padding-top="0cm" fo:padding-bottom="0cm" fo:padding-left="0cm" fo:padding-right="0cm" fo:wrap-option="wrap" draw:shadow-color="#808080" draw:shadow-opacity="75%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4cm" fo:min-width="19.2cm" fo:padding-top="0cm" fo:padding-bottom="0cm" fo:padding-left="0cm" fo:padding-right="0cm" fo:wrap-option="wrap" draw:shadow-color="#808080" draw:shadow-opacity="75%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6cm" fo:min-width="0cm" fo:padding-top="0.099cm" fo:padding-bottom="0cm" fo:padding-left="0cm" fo:padding-right="0cm" fo:wrap-option="wrap" draw:shadow-color="#808080" draw:shadow-opacity="75%"/>
    </style:style>
    <style:style style:name="pr2" style:family="presentation" style:parent-style-name="Default-notes">
      <style:graphic-properties draw:fill-color="#ffffff" fo:min-height="13.361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offset-x="0.075cm" draw:shadow-offset-y="0.075cm" draw:shadow-color="#000000" draw:shadow-opacity="75%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7cm" fo:min-width="0cm" fo:padding-top="0.099cm" fo:padding-bottom="0cm" fo:padding-left="0cm" fo:padding-right="0cm" fo:wrap-option="wrap" draw:shadow-color="#808080" draw:shadow-opacity="75%"/>
    </style:style>
    <style:style style:name="co1" style:family="table-column">
      <style:table-column-properties style:column-width="4.798cm" style:use-optimal-column-width="false"/>
    </style:style>
    <style:style style:name="co2" style:family="table-column">
      <style:table-column-properties style:column-width="4.797cm" style:use-optimal-column-width="false"/>
    </style:style>
    <style:style style:name="co3" style:family="table-column">
      <style:table-column-properties style:column-width="4.803cm" style:use-optimal-column-width="false"/>
    </style:style>
    <style:style style:name="co4" style:family="table-column">
      <style:table-column-properties style:column-width="4.806cm" style:use-optimal-column-width="false"/>
    </style:style>
    <style:style style:name="co5" style:family="table-column">
      <style:table-column-properties style:column-width="4.123cm" style:use-optimal-column-width="false"/>
    </style:style>
    <style:style style:name="co6" style:family="table-column">
      <style:table-column-properties style:column-width="4.119cm" style:use-optimal-column-width="false"/>
    </style:style>
    <style:style style:name="ro1" style:family="table-row">
      <style:table-row-properties style:row-height="2.064cm"/>
    </style:style>
    <style:style style:name="ro2" style:family="table-row">
      <style:table-row-properties style:row-height="2.181cm"/>
    </style:style>
    <style:style style:name="ro3" style:family="table-row">
      <style:table-row-properties style:row-height="2.2cm"/>
    </style:style>
    <style:style style:name="ro4" style:family="table-row">
      <style:table-row-properties style:row-height="2.135cm"/>
    </style:style>
    <style:style style:name="ro5" style:family="table-row">
      <style:table-row-properties style:row-height="2.138cm"/>
    </style:style>
    <style:style style:name="ro6" style:family="table-row">
      <style:table-row-properties style:row-height="2.919cm"/>
    </style:style>
    <style:style style:name="ro7" style:family="table-row">
      <style:table-row-properties style:row-height="2.796cm"/>
    </style:style>
    <style:style style:name="ce1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0.34pt solid #000000" style:line-break="strict"/>
    </style:style>
    <style:style style:name="ce2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margin-top="0.202cm" fo:margin-bottom="0.202cm" fo:text-align="center" fo:text-indent="0cm" fo:border="0.34pt solid #000000" style:line-break="strict"/>
    </style:style>
    <style:style style:name="ce3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="0.34pt solid #000000" style:line-break="strict"/>
    </style:style>
    <style:style style:name="ce4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0.34pt solid #000000" style:line-break="strict"/>
    </style:style>
    <style:style style:name="P1" style:family="paragraph">
      <loext:graphic-properties draw:fill-color="#ff9999"/>
      <style:paragraph-properties fo:text-align="center"/>
    </style:style>
    <style:style style:name="P2" style:family="paragraph">
      <style:paragraph-properties fo:margin-left="0cm" fo:margin-right="0cm" fo:line-height="93%" fo:text-indent="0cm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align="center" fo:text-indent="0cm" style:line-break="strict"/>
      <style:text-properties fo:font-size="24pt"/>
    </style:style>
    <style:style style:name="P5" style:family="paragraph">
      <style:paragraph-properties fo:margin-left="0cm" fo:margin-right="0cm" fo:margin-top="0.202cm" fo:margin-bottom="0.202cm" fo:text-align="center" fo:text-indent="0cm" style:line-break="strict"/>
      <style:text-properties fo:font-size="24pt"/>
    </style:style>
    <style:style style:name="P6" style:family="paragraph">
      <style:paragraph-properties fo:margin-left="0cm" fo:margin-right="0cm" fo:margin-top="0.202cm" fo:margin-bottom="0.202cm" fo:line-height="93%" fo:text-align="center" fo:text-indent="0cm" style:line-break="strict"/>
      <style:text-properties fo:font-size="24pt"/>
    </style:style>
    <style:style style:name="P7" style:family="paragraph">
      <style:paragraph-properties fo:margin-left="0cm" fo:margin-right="0cm" fo:line-height="93%" fo:text-align="center" fo:text-indent="0cm" style:line-break="strict"/>
      <style:text-properties fo:font-size="24pt"/>
    </style:style>
    <style:style style:name="P8" style:family="paragraph">
      <loext:graphic-properties draw:fill="none" draw:fill-color="#ffffff"/>
      <style:paragraph-properties fo:margin-left="0cm" fo:margin-right="0cm" fo:line-height="110%" fo:text-align="center" fo:text-indent="0cm" style:line-break="strict" style:writing-mode="lr-tb" style:font-independent-line-spacing="tru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line-height="93%" fo:text-align="end" fo:text-indent="0cm" style:line-break="strict"/>
      <style:text-properties fo:font-size="24pt"/>
    </style:style>
    <style:style style:name="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24pt"/>
    </style:style>
    <style:style style:name="P12" style:family="paragraph">
      <style:paragraph-properties fo:margin-left="0cm" fo:margin-right="0cm" fo:text-align="center" fo:text-indent="0cm" style:line-break="strict"/>
    </style:style>
    <style:style style:name="P13" style:family="paragraph">
      <style:paragraph-properties fo:margin-left="0cm" fo:margin-right="0cm" fo:margin-top="0.202cm" fo:margin-bottom="0.202cm" fo:text-align="center" fo:text-indent="0cm" style:line-break="strict"/>
    </style:style>
    <style:style style:name="P14" style:family="paragraph">
      <style:paragraph-properties fo:margin-left="0cm" fo:margin-right="0cm" fo:margin-top="0.202cm" fo:margin-bottom="0.202cm" fo:line-height="93%" fo:text-align="center" fo:text-indent="0cm" style:line-break="strict"/>
    </style:style>
    <style:style style:name="P15" style:family="paragraph">
      <style:paragraph-properties fo:margin-left="0cm" fo:margin-right="0cm" fo:line-height="93%" fo:text-align="center" fo:text-indent="0cm" style:line-break="strict"/>
    </style:style>
    <style:style style:name="P16" style:family="paragraph">
      <style:paragraph-properties fo:margin-left="0cm" fo:margin-right="0cm" fo:line-height="110%" fo:text-align="center" fo:text-indent="0cm" style:line-break="strict"/>
    </style:style>
    <style:style style:name="T1" style:family="text">
      <style:text-properties style:font-name="AR PL UKai TW" fo:font-size="40pt" fo:language="zh" fo:country="TW" fo:text-shadow="1pt 1pt" fo:font-weight="bold" style:font-name-asian="AR PL UKai TW" style:font-size-asian="40pt" style:language-asian="zh" style:country-asian="TW" style:font-weight-asian="bold" style:font-name-complex="AR PL UKai TW" style:font-size-complex="40pt" style:language-complex="zh" style:country-complex="TW" style:font-weight-complex="bold"/>
    </style:style>
    <style:style style:name="T2" style:family="text">
      <style:text-properties fo:color="#ffffff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" style:family="text">
      <style:text-properties fo:color="#ffffff" fo:font-size="18pt" fo:language="zh" fo:country="TW" fo:font-weight="bold" style:font-size-asian="18pt" style:language-asian="zh" style:country-asian="TW" style:font-weight-asian="bold" style:font-size-complex="18pt" style:language-complex="zh" style:country-complex="TW" style:font-weight-complex="bold"/>
    </style:style>
    <style:style style:name="T4" style:family="text">
      <style:text-properties fo:color="#000000" style:font-name="AR PL UKai TW" fo:font-size="22pt" fo:language="zh" fo:country="TW" fo:font-weight="bold" style:font-name-asian="AR PL UKai TW" style:font-size-asian="22pt" style:language-asian="zh" style:country-asian="TW" style:font-weight-asian="bold" style:font-name-complex="AR PL UKai TW" style:font-size-complex="22pt" style:language-complex="zh" style:country-complex="TW" style:font-weight-complex="bold"/>
    </style:style>
    <style:style style:name="T5" style:family="text">
      <style:text-properties fo:color="#cc0000" style:font-name="AR PL UKai TW" fo:font-size="22pt" fo:language="zh" fo:country="TW" fo:font-weight="bold" style:font-name-asian="AR PL UKai TW" style:font-size-asian="22pt" style:language-asian="zh" style:country-asian="TW" style:font-weight-asian="bold" style:font-name-complex="AR PL UKai TW" style:font-size-complex="22pt" style:language-complex="zh" style:country-complex="TW" style:font-weight-complex="bold"/>
    </style:style>
    <style:style style:name="T6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7" style:family="text">
      <style:text-properties fo:color="#cc0000" style:font-name="Droid Sans Japanese" fo:font-size="22pt" fo:language="en" fo:country="US" fo:font-weight="bold" style:font-name-asian="Droid Sans Japanese" style:font-size-asian="22pt" style:language-asian="en" style:country-asian="US" style:font-weight-asian="bold" style:font-name-complex="Droid Sans Japanese" style:font-size-complex="22pt" style:language-complex="en" style:country-complex="US" style:font-weight-complex="bold"/>
    </style:style>
    <style:style style:name="T8" style:family="text">
      <style:text-properties fo:color="#cc0000" style:font-name="Droid Sans Japanese" fo:font-size="22pt" fo:language="zh" fo:country="TW" fo:font-weight="bold" style:font-name-asian="Droid Sans Japanese" style:font-size-asian="22pt" style:language-asian="zh" style:country-asian="TW" style:font-weight-asian="bold" style:font-name-complex="Droid Sans Japanese" style:font-size-complex="22pt" style:language-complex="zh" style:country-complex="TW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</text:span><text:span text:style-name="T1">異 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list text:style-name="L1">
                  <text:list-header>
                    <text:p text:style-name="P4"><text:span text:style-name="T2">5/29</text:span></text:p>
                    <text:p text:style-name="P4"><text:span text:style-name="T2">(</text:span><text:span text:style-name="T3">一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5/30</text:span></text:p>
                    <text:p text:style-name="P4"><text:span text:style-name="T2">(</text:span><text:span text:style-name="T3">二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5/31(</text:span><text:span text:style-name="T3">三</text:span><text:span text:style-name="T2">) ~</text:span></text:p>
                  </text:list-header>
                  <text:list-item>
                    <text:p text:style-name="P4"><text:span text:style-name="T2">6/5(</text:span><text:span text:style-name="T2">一</text:span><text:span text:style-name="T2">)</text:span></text:p>
                  </text:list-item>
                </text:list>
              </table:table-cell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08:30</text:span></text:p>
                    <text:p text:style-name="P5"><text:span text:style-name="T2">12:00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6"><text:span text:style-name="T4">正常門診</text:span></text:p>
                  </text:list-header>
                </text:list>
              </table:table-cell>
              <table:table-cell>
                <text:p text:style-name="P6"><text:span text:style-name="T4">正常門診</text:span></text:p>
              </table:table-cell>
              <table:table-cell table:number-rows-spanned="3"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14:30</text:span></text:p>
                    <text:p text:style-name="P5"><text:span text:style-name="T2">18:00</text:span></text:p>
                  </text:list-header>
                </text:list>
              </table:table-cell>
              <table:table-cell>
                <text:list text:style-name="L3">
                  <text:list-header>
                    <text:p text:style-name="P7"><text:span text:style-name="T5">休 <text:s/>診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  <table:covered-table-cell/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18:30</text:span></text:p>
                    <text:p text:style-name="P5"><text:span text:style-name="T2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3cm" svg:height="11.13cm" svg:x="3.073cm" svg:y="2.258cm" draw:page-number="1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門診時間異動公告" draw:style-name="dp1" draw:master-page-name="Default" presentation:presentation-page-layout-name="AL2T0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春節期間 <text:s/>門診異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list text:style-name="L1">
                  <text:list-header>
                    <text:p text:style-name="P4"><text:span text:style-name="T2">1/26</text:span></text:p>
                    <text:p text:style-name="P4"><text:span text:style-name="T2">(</text:span><text:span text:style-name="T3">四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1/27</text:span></text:p>
                    <text:p text:style-name="P4"><text:span text:style-name="T2">(</text:span><text:span text:style-name="T3">五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1/28(</text:span><text:span text:style-name="T3">六</text:span><text:span text:style-name="T2">) ~</text:span></text:p>
                  </text:list-header>
                  <text:list-item>
                    <text:p text:style-name="P4"><text:span text:style-name="T2">2/1(</text:span><text:span text:style-name="T2">三</text:span><text:span text:style-name="T2">)</text:span></text:p>
                  </text:list-item>
                </text:list>
              </table:table-cell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08:30</text:span></text:p>
                    <text:p text:style-name="P5"><text:span text:style-name="T2">12:00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6"><text:span text:style-name="T4">正常門診</text:span></text:p>
                  </text:list-header>
                </text:list>
              </table:table-cell>
              <table:table-cell>
                <text:p text:style-name="P6"><text:span text:style-name="T4">正常門診</text:span></text:p>
              </table:table-cell>
              <table:table-cell table:number-rows-spanned="3"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14:30</text:span></text:p>
                    <text:p text:style-name="P5"><text:span text:style-name="T2">18:00</text:span></text:p>
                  </text:list-header>
                </text:list>
              </table:table-cell>
              <table:table-cell>
                <text:list text:style-name="L3">
                  <text:list-header>
                    <text:p text:style-name="P6"><text:span text:style-name="T4">正常門診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  <table:covered-table-cell/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18:30</text:span></text:p>
                    <text:p text:style-name="P5"><text:span text:style-name="T2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name="Rectangle 6" draw:style-name="gr4" draw:text-style-name="P11" draw:layer="layout" svg:width="9.111cm" svg:height="1.482cm" svg:x="11.884cm" svg:y="28.213cm">
            <text:list text:style-name="L1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847cm" svg:height="11.134cm" svg:x="3.074cm" svg:y="2.258cm" draw:page-number="2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1" draw:text-style-name="P3" draw:layer="layout" svg:width="19.2cm" svg:height="2.504cm" svg:x="4.402cm" svg:y="1.764cm" presentation:class="title" presentation:user-transformed="true">
          <draw:text-box>
            <text:list text:style-name="L1">
              <text:list-header>
                <text:p text:style-name="P2"><text:span text:style-name="T1">門診時間異動公告</text:span></text:p>
              </text:list-header>
            </text:list>
          </draw:text-box>
        </draw:frame>
        <draw:frame draw:style-name="standard" draw:layer="layout" svg:width="19.203cm" svg:height="8.742cm" svg:x="4.402cm" svg:y="4.36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3" table:default-cell-style-name="ce1">
              <table:table-cell/>
              <table:table-cell>
                <text:list text:style-name="L1">
                  <text:list-header>
                    <text:p text:style-name="P12"><text:span text:style-name="T2">9/15</text:span></text:p>
                    <text:p text:style-name="P12"><text:span text:style-name="T2">(</text:span><text:span text:style-name="T3">四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">9/16</text:span></text:p>
                    <text:p text:style-name="P12"><text:span text:style-name="T2">(</text:span><text:span text:style-name="T3">五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">9/17</text:span></text:p>
                    <text:p text:style-name="P12"><text:span text:style-name="T2">(</text:span><text:span text:style-name="T3">六</text:span><text:span text:style-name="T2">) </text:span></text:p>
                  </text:list-header>
                </text:list>
              </table:table-cell>
            </table:table-row>
            <table:table-row table:style-name="ro4" table:default-cell-style-name="ce4">
              <table:table-cell table:style-name="ce2">
                <text:list text:continue-numbering="true" text:style-name="L1">
                  <text:list-header>
                    <text:p text:style-name="P13"><text:span text:style-name="T2">08:30</text:span></text:p>
                    <text:p text:style-name="P13"><text:span text:style-name="T2">12:00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14"><text:span text:style-name="T4">正常門診</text:span></text:p>
                  </text:list-header>
                </text:list>
              </table:table-cell>
              <table:table-cell>
                <text:p text:style-name="P14"><text:span text:style-name="T4">正常門診</text:span></text:p>
              </table:table-cell>
              <table:table-cell>
                <text:list text:continue-numbering="true" text:style-name="L1">
                  <text:list-header>
                    <text:p text:style-name="P15"><text:span text:style-name="T4">正常門診</text:span></text:p>
                  </text:list-header>
                </text:list>
              </table:table-cell>
            </table:table-row>
            <table:table-row table:style-name="ro5" table:default-cell-style-name="ce4">
              <table:table-cell table:style-name="ce2">
                <text:list text:continue-numbering="true" text:style-name="L1">
                  <text:list-header>
                    <text:p text:style-name="P13"><text:span text:style-name="T2">14:30</text:span></text:p>
                    <text:p text:style-name="P13"><text:span text:style-name="T2">18: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5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5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4">正常門診</text:span></text:p>
                  </text:list-header>
                </text:list>
              </table:table-cell>
            </table:table-row>
            <table:table-row table:style-name="ro4" table:default-cell-style-name="ce4">
              <table:table-cell table:style-name="ce2">
                <text:list text:continue-numbering="true" text:style-name="L1">
                  <text:list-header>
                    <text:p text:style-name="P13"><text:span text:style-name="T2">18:30</text:span></text:p>
                    <text:p text:style-name="P13"><text:span text:style-name="T2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5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5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5">休 <text:s/>診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59" draw:style-name="gr5" draw:text-style-name="P8" draw:layer="layout" svg:width="19.2cm" svg:height="2.505cm" svg:x="4.402cm" svg:y="12.863cm">
          <text:list text:style-name="L1">
            <text:list-header>
              <text:p text:style-name="P16"><text:span text:style-name="T7">2</text:span><text:span text:style-name="T8">月</text:span><text:span text:style-name="T7">6</text:span><text:span text:style-name="T8">日（六）～</text:span><text:span text:style-name="T7">2</text:span><text:span text:style-name="T8">月</text:span><text:span text:style-name="T7">14</text:span><text:span text:style-name="T8">日（日）休診</text:span><text:span text:style-name="T7"><text:line-break/></text:span><text:span text:style-name="T7">2</text:span><text:span text:style-name="T8">月</text:span><text:span text:style-name="T7">15</text:span><text:span text:style-name="T8">日</text:span><text:span text:style-name="T7">(</text:span><text:span text:style-name="T8">一）起正常看診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3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4" draw:text-style-name="P3" draw:layer="layout" svg:width="20.607cm" svg:height="2.505cm" svg:x="4.4cm" svg:y="3.125cm" presentation:class="title" presentation:user-transformed="true">
          <draw:text-box>
            <text:list text:style-name="L1">
              <text:list-header>
                <text:p text:style-name="P2"><text:span text:style-name="T1">門診時間異動公告</text:span></text:p>
              </text:list-header>
            </text:list>
          </draw:text-box>
        </draw:frame>
        <draw:frame draw:style-name="standard" draw:layer="layout" svg:width="20.606cm" svg:height="5.714cm" svg:x="4.264cm" svg:y="6.266cm">
          <table:table>
            <table:table-column table:style-name="co5"/>
            <table:table-column table:style-name="co6"/>
            <table:table-column table:style-name="co5"/>
            <table:table-column table:style-name="co6"/>
            <table:table-column table:style-name="co5"/>
            <table:table-row table:style-name="ro6" table:default-cell-style-name="ce1">
              <table:table-cell>
                <text:list text:style-name="L1">
                  <text:list-header>
                    <text:p text:style-name="P12"><text:span text:style-name="T2">6/9</text:span></text:p>
                    <text:p text:style-name="P12"><text:span text:style-name="T2">(</text:span><text:span text:style-name="T3">四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">6/10</text:span></text:p>
                    <text:p text:style-name="P12"><text:span text:style-name="T2">(</text:span><text:span text:style-name="T3">五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">6/11</text:span></text:p>
                    <text:p text:style-name="P12"><text:span text:style-name="T2">(</text:span><text:span text:style-name="T3">六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">6/12</text:span></text:p>
                    <text:p text:style-name="P12"><text:span text:style-name="T2">(</text:span><text:span text:style-name="T3">日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">6/13</text:span></text:p>
                    <text:p text:style-name="P12"><text:span text:style-name="T2">(</text:span><text:span text:style-name="T3">一</text:span><text:span text:style-name="T2">)</text:span></text:p>
                  </text:list-header>
                </text:list>
              </table:table-cell>
            </table:table-row>
            <table:table-row table:style-name="ro7" table:default-cell-style-name="ce1">
              <table:table-cell table:style-name="ce4" table:number-columns-spanned="5">
                <text:list text:continue-numbering="true" text:style-name="L1">
                  <text:list-header>
                    <text:p text:style-name="P15"><text:span text:style-name="T5">休 <text:s/>診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4.svm" xlink:type="simple" xlink:show="embed" xlink:actuate="onLoad"/>
        </draw:frame>
        <draw:custom-shape draw:name="Text Box 59" draw:style-name="gr6" draw:text-style-name="P8" draw:layer="layout" svg:width="19.2cm" svg:height="2.504cm" svg:x="3.629cm" svg:y="14.31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4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 style:font-pitch="variable"/>
    <style:font-face style:name="Arial1" svg:font-family="Arial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4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4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502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 draw:shadow-opacity="75%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 draw:shadow-opacity="75%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5.193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p/>
        </draw:text-box>
      </draw:frame>
      <draw:frame presentation:style-name="Mpr1" draw:text-style-name="MP5" draw:layer="backgroundobjects" svg:width="8.872cm" svg:height="1.442cm" svg:x="9.578cm" svg:y="19.129cm" presentation:class="footer">
        <draw:text-box>
          <text:p/>
        </draw:text-box>
      </draw:frame>
      <draw:frame presentation:style-name="Mpr1" draw:text-style-name="MP5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7" draw:layer="backgroundobjects" svg:width="9.11cm" svg:height="1.482cm" svg:x="0cm" svg:y="0cm" presentation:class="header">
          <draw:text-box>
            <text:p/>
          </draw:text-box>
        </draw:frame>
        <draw:frame draw:style-name="Mgr4" draw:text-style-name="MP8" draw:layer="backgroundobjects" svg:width="9.111cm" svg:height="1.482cm" svg:x="11.883cm" svg:y="0cm" presentation:class="date-time">
          <draw:text-box>
            <text:p/>
          </draw:text-box>
        </draw:frame>
        <draw:frame draw:style-name="Mgr5" draw:text-style-name="MP7" draw:layer="backgroundobjects" svg:width="9.11cm" svg:height="1.482cm" svg:x="0cm" svg:y="28.213cm" presentation:class="footer">
          <draw:text-box>
            <text:p/>
          </draw:text-box>
        </draw:frame>
        <draw:frame draw:style-name="Mgr5" draw:text-style-name="MP8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門診時間異動公告</dc:title>
    <meta:creation-date>2015-12-26T22:57:05.120552100</meta:creation-date>
    <dc:date>2017-05-11T19:18:40.890105717</dc:date>
    <meta:editing-cycles>7</meta:editing-cycles>
    <meta:editing-duration>PT1H19M42S</meta:editing-duration>
    <meta:generator>LibreOffice/5.1.6.2$Linux_X86_64 LibreOffice_project/10m0$Build-2</meta:generator>
    <meta:document-statistic meta:object-count="45"/>
  </office:meta>
</office:document-meta>
</file>